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0pt" style:font-size-asian="10pt" style:font-size-complex="10pt"/>
    </style:style>
    <style:style style:name="P2" style:family="paragraph" style:parent-style-name="Standard">
      <style:text-properties style:font-name="Arial" fo:font-size="10pt" style:font-size-asian="10pt" style:font-size-complex="10pt"/>
    </style:style>
    <style:style style:name="T1" style:family="text">
      <style:text-properties style:font-name="Arial" fo:font-size="10pt" style:font-size-asian="10pt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formacje na temat security</text:p>
      <text:p text:style-name="P1"><text:a xlink:type="simple" xlink:href="http://symfony.com/doc/2.7/book/security.html">http://symfony.com/doc/2.7/book/security.html</text:a></text:p>
      <text:p text:style-name="P1"><text:a xlink:type="simple" xlink:href="http://symfony.com/doc/2.7/cookbook/security/index.html">http://symfony.com/doc/2.7/cookbook/security/index.html</text:a></text:p>
      <text:p text:style-name="P1"/>
      <text:p text:style-name="P1">Budowanie prostego formularza logowania:</text:p>
      <text:p text:style-name="P1"><text:a xlink:type="simple" xlink:href="http://symfony.com/doc/2.7/cookbook/security/form_login_setup.html">http://symfony.com/doc/2.7/cookbook/security/form_login_setup.html</text:a></text:p>
      <text:p text:style-name="P1"/>
      <text:p text:style-name="P1">Budowanie prostego formularza logowania z bazą danych:</text:p>
      <text:p text:style-name="P1"><text:a xlink:type="simple" xlink:href="http://symfony.com/doc/2.7/cookbook/security/entity_provider.html">http://symfony.com/doc/2.7/cookbook/security/entity_provider.html</text:a></text:p>
      <text:p text:style-name="P1"/>
      <text:p text:style-name="P1">Wykorzystanie biblioteki</text:p>
      <text:p text:style-name="P1"><text:a xlink:type="simple" xlink:href="http://symfony.com/doc/current/bundles/FOSUserBundle/index.html">http://symfony.com/doc/current/bundles/FOSUserBundle/index.html</text:a></text:p>
      <text:p text:style-name="P1"/>
      <text:p text:style-name="P1">HWIOAuthBundle – logowanie do strony przez Google, Facebook, Twitter:</text:p>
      <text:p text:style-name="P1"><text:a xlink:type="simple" xlink:href="http://symfony.com/doc/2.7/cookbook/security/entity_provider.html">http://symfony.com/doc/2.7/cookbook/security/entity_provider.html</text:a></text:p>
      <text:p text:style-name="P1"/>
      <text:p text:style-name="P1"/>
      <text:p text:style-name="P1"/>
      <text:p text:style-name="P1"><text:a xlink:type="simple" xlink:href="http://symfony.com/doc/2.7/cookbook/security/entity_provider.html">http://symfony.com/doc/2.7/cookbook/security/entity_provider.html</text:a></text:p>
      <text:p text:style-name="P1"><text:a xlink:type="simple" xlink:href="http://symfony.com/doc/2.7/cookbook/security/multiple_user_providers.html">http://symfony.com/doc/2.7/cookbook/security/multiple_user_providers.html</text:a></text:p>
      <text:p text:style-name="P1"/>
      <text:p text:style-name="P1"/>
      <text:p text:style-name="P1"/>
      <text:p text:style-name="P1"><text:a xlink:type="simple" xlink:href="http://symfony.com/doc/2.7/cookbook/security/entity_provider.html"><text:span text:style-name="T1"/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44M34S</meta:editing-duration>
    <meta:editing-cycles>5</meta:editing-cycles>
    <meta:generator>OpenOffice.org/3.3$Win32 OpenOffice.org_project/330m20$Build-9567</meta:generator>
    <dc:date>2016-03-01T14:37:17.83</dc:date>
    <dc:creator>szymon idczak</dc:creator>
    <meta:document-statistic meta:table-count="0" meta:image-count="0" meta:object-count="0" meta:page-count="1" meta:paragraph-count="13" meta:word-count="34" meta:character-count="712"/>
    <meta:user-defined meta:name="Info 1"/>
    <meta:user-defined meta:name="Info 2"/>
    <meta:user-defined meta:name="Info 3"/>
    <meta:user-defined meta:name="Info 4"/>
  </office:meta>
</office:document-meta>
</file>